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mazon Ember" svg:font-family="'Amazon Ember', 'Helvetica Neue', 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normal" fo:text-transform="none" fo:color="#95a5a6" style:font-name="Amazon Ember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3 Replicate s3 bucket from one bucket to another bucket of different accounts. ( S3 , IAM ) </text:p>
      <text:p text:style-name="Standard">solution:</text:p>
      <text:p text:style-name="Standard"/>
      <text:p text:style-name="Standard"><text:s/>We need two accounts :</text:p>
      <text:p text:style-name="Standard"><text:s text:c="3"/>Source Account - <text:s/><text:span text:style-name="T1">333311809828</text:span> <text:s text:c="15"/>Destination Account- 789320977148</text:p>
      <text:p text:style-name="Standard"/>
      <text:p text:style-name="Standard">Set Account Profiles</text:p>
      <text:p text:style-name="Standard"><text:s/>acctA <text:s text:c="66"/>acctB</text:p>
      <text:p text:style-name="Standard"/>
      <text:p text:style-name="Standard"><text:s/>Step 1: Create Source Bucket <text:s text:c="47"/></text:p>
      <text:p text:style-name="Standard">aws s3api create-bucket \</text:p>
      <text:p text:style-name="Standard">--bucket mysourcebucket0111 \</text:p>
      <text:p text:style-name="Standard">--region us-east-1 \</text:p>
      <text:p text:style-name="Standard">--profile acctA</text:p>
      <text:p text:style-name="Standard"/>
      <text:p text:style-name="Standard">step 2: Create Destination Bucket </text:p>
      <text:p text:style-name="Standard"/>
      <text:p text:style-name="Standard">aws s3api put-bucket-versioning \</text:p>
      <text:p text:style-name="Standard">--bucket mysource \</text:p>
      <text:p text:style-name="Standard">--versioning-configuration Status=Enabled \</text:p>
      <text:p text:style-name="Standard">--profile acctA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mazon Ember" svg:font-family="'Amazon Ember', 'Helvetica Neue', Roboto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8M12S</meta:editing-duration>
    <meta:editing-cycles>3</meta:editing-cycles>
    <meta:generator>OpenOffice/4.1.10$Win32 OpenOffice.org_project/4110m2$Build-9807</meta:generator>
    <dc:date>2021-06-10T16:41:49.86</dc:date>
    <meta:document-statistic meta:table-count="0" meta:image-count="0" meta:object-count="0" meta:page-count="1" meta:paragraph-count="16" meta:word-count="76" meta:character-count="615"/>
    <dc:creator>Hemant Kumar</dc:creator>
    <meta:user-defined meta:name="Info 1"/>
    <meta:user-defined meta:name="Info 2"/>
    <meta:user-defined meta:name="Info 3"/>
    <meta:user-defined meta:name="Info 4"/>
  </office:meta>
</office:document-meta>
</file>